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729fcf" draw:textarea-horizontal-align="justify" draw:textarea-vertical-align="middle" draw:auto-grow-height="false" fo:min-height="0.768cm" fo:min-width="0.618cm" fo:padding-top="0.166cm" fo:padding-bottom="0.166cm" fo:padding-left="0.291cm" fo:padding-right="0.291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768cm" fo:min-width="1.018cm" fo:padding-top="0.166cm" fo:padding-bottom="0.166cm" fo:padding-left="0.291cm" fo:padding-right="0.291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768cm" fo:min-width="1.518cm" fo:padding-top="0.166cm" fo:padding-bottom="0.166cm" fo:padding-left="0.291cm" fo:padding-right="0.29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dash" draw:stroke-dash="Double_20_Dash"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3.516cm" fo:min-width="9.966cm" fo:padding-top="0.142cm" fo:padding-bottom="0.142cm" fo:padding-left="0.267cm" fo:padding-right="0.267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22cm" fo:min-width="1.27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68cm" fo:min-width="2.118cm" fo:padding-top="0.166cm" fo:padding-bottom="0.166cm" fo:padding-left="0.291cm" fo:padding-right="0.291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68cm" fo:min-width="3.318cm" fo:padding-top="0.166cm" fo:padding-bottom="0.166cm" fo:padding-left="0.291cm" fo:padding-right="0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92cm" fo:min-width="1.742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text-properties fo:color="#c9211e"/>
    </style:style>
    <style:style style:name="P10" style:family="paragraph">
      <loext:graphic-properties draw:fill="none" draw:fill-color="#ffffff"/>
      <style:text-properties fo:color="#c9211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color="#c9211e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c9211e" fo:font-size="15pt" style:font-size-asian="15pt" style:font-size-complex="15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style:font-name="Ubuntu Mono" fo:font-size="12pt" style:font-size-asian="12pt" style:font-size-complex="12pt"/>
    </style:style>
    <style:style style:name="P17" style:family="paragraph">
      <style:paragraph-properties fo:text-align="center" style:writing-mode="lr-tb"/>
      <style:text-properties style:font-name="Ubuntu Mono"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  <style:text-properties style:font-name="Ubuntu Mono"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9211e"/>
    </style:style>
    <style:style style:name="T5" style:family="text">
      <style:text-properties fo:color="#c9211e" fo:font-size="15pt" style:font-size-asian="15pt" style:font-size-complex="15pt"/>
    </style:style>
    <style:style style:name="T6" style:family="text">
      <style:text-properties style:font-name="Ubuntu Mono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1cm" svg:x="4.6cm" svg:y="3.414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3cm" svg:y="3.414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.7cm" svg:y1="2.514cm" svg:x2="3cm" svg:y2="4.014cm">
          <text:p/>
        </draw:line>
        <draw:custom-shape draw:style-name="gr4" draw:text-style-name="P3" draw:layer="layout" svg:width="2.1cm" svg:height="1.1cm" svg:x="0.606cm" svg:y="1.4cm">
          <text:p text:style-name="P1">*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1cm" svg:x="8.9cm" svg:y="3.493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7.3cm" svg:y="3.493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1cm" svg:x="13cm" svg:y="3.514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11.4cm" svg:y="3.514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8cm" svg:y1="4.014cm" svg:x2="7.3cm" svg:y2="4.014cm">
          <text:p/>
        </draw:line>
        <draw:line draw:style-name="gr3" draw:text-style-name="P4" draw:layer="layout" svg:x1="10cm" svg:y1="4.014cm" svg:x2="11.5cm" svg:y2="4.014cm">
          <text:p/>
        </draw:line>
        <draw:line draw:style-name="gr3" draw:text-style-name="P4" draw:layer="layout" svg:x1="14.2cm" svg:y1="4.114cm" svg:x2="15.7cm" svg:y2="4.114cm">
          <text:p/>
        </draw:line>
        <draw:custom-shape draw:style-name="gr4" draw:text-style-name="P3" draw:layer="layout" svg:width="2.1cm" svg:height="1.1cm" svg:x="15.6cm" svg:y="3.514cm">
          <text:p text:style-name="P1">NUL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5.3cm" svg:height="1.4cm" svg:x="7.7cm" svg:y="1.2cm">
          <draw:text-box>
            <text:p text:style-name="P5"><text:span text:style-name="T2">单链表的数据结构</text:span></text:p>
          </draw:text-box>
        </draw:frame>
        <draw:custom-shape draw:style-name="gr4" draw:text-style-name="P3" draw:layer="layout" svg:width="2.1cm" svg:height="1.1cm" svg:x="0.8cm" svg:y="9cm">
          <text:p text:style-name="P1">*h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.9cm" svg:y1="9.6cm" svg:x2="4.4cm" svg:y2="9.6cm">
          <text:p/>
        </draw:line>
        <draw:custom-shape draw:style-name="gr4" draw:text-style-name="P3" draw:layer="layout" svg:width="2.1cm" svg:height="1.1cm" svg:x="4.3cm" svg:y="9cm">
          <text:p text:style-name="P1">NUL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cm" svg:height="1.4cm" svg:x="1.3cm" svg:y="6.7cm">
          <draw:text-box>
            <text:p text:style-name="P7"><text:span text:style-name="T3">增加元素</text:span></text:p>
          </draw:text-box>
        </draw:frame>
        <draw:custom-shape draw:style-name="gr1" draw:text-style-name="P2" draw:layer="layout" svg:width="1.2cm" svg:height="1.1cm" svg:x="3.7cm" svg:y="11.2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2.1cm" svg:y="11.2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0.8cm" svg:height="0.962cm" svg:x="3cm" svg:y="9.138cm">
          <draw:text-box>
            <text:p text:style-name="P9"><text:span text:style-name="T4">X</text:span></text:p>
          </draw:text-box>
        </draw:frame>
        <draw:line draw:style-name="gr3" draw:text-style-name="P4" draw:layer="layout" svg:x1="1.7cm" svg:y1="10.1cm" svg:x2="2.6cm" svg:y2="11.2cm">
          <text:p/>
        </draw:line>
        <draw:line draw:style-name="gr3" draw:text-style-name="P4" draw:layer="layout" svg:x1="4.4cm" svg:y1="11.2cm" svg:x2="5.5cm" svg:y2="10.1cm">
          <text:p/>
        </draw:line>
        <draw:frame draw:style-name="gr7" draw:text-style-name="P11" draw:layer="layout" svg:width="1.1cm" svg:height="1.2cm" svg:x="6.7cm" svg:y="10cm">
          <draw:text-box>
            <text:p>或</text:p>
          </draw:text-box>
        </draw:frame>
        <draw:custom-shape draw:style-name="gr4" draw:text-style-name="P3" draw:layer="layout" svg:width="2.1cm" svg:height="1.1cm" svg:x="8.2cm" svg:y="6.8cm">
          <text:p text:style-name="P1">*h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3cm" svg:y1="7.4cm" svg:x2="11.8cm" svg:y2="7.4cm">
          <text:p/>
        </draw:line>
        <draw:custom-shape draw:style-name="gr1" draw:text-style-name="P2" draw:layer="layout" svg:width="1.2cm" svg:height="1.1cm" svg:x="11.1cm" svg:y="9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9.5cm" svg:y="9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0.8cm" svg:height="0.962cm" svg:x="10.4cm" svg:y="6.938cm">
          <draw:text-box>
            <text:p text:style-name="P9"><text:span text:style-name="T4">X</text:span></text:p>
          </draw:text-box>
        </draw:frame>
        <draw:line draw:style-name="gr3" draw:text-style-name="P4" draw:layer="layout" svg:x1="9.1cm" svg:y1="7.9cm" svg:x2="10cm" svg:y2="9cm">
          <text:p/>
        </draw:line>
        <draw:line draw:style-name="gr3" draw:text-style-name="P4" draw:layer="layout" svg:x1="11.8cm" svg:y1="9cm" svg:x2="12.9cm" svg:y2="7.9cm">
          <text:p/>
        </draw:line>
        <draw:custom-shape draw:style-name="gr1" draw:text-style-name="P2" draw:layer="layout" svg:width="1.2cm" svg:height="1.1cm" svg:x="13.4cm" svg:y="6.8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11.8cm" svg:y="6.8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4.6cm" svg:y1="7.4cm" svg:x2="16.1cm" svg:y2="7.4cm">
          <text:p/>
        </draw:line>
        <draw:custom-shape draw:style-name="gr4" draw:text-style-name="P3" draw:layer="layout" svg:width="2.1cm" svg:height="1.1cm" svg:x="16cm" svg:y="6.8cm">
          <text:p text:style-name="P1">N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0.5cm" svg:height="3.8cm" svg:x="8cm" svg:y="6.6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cm" svg:height="1.2cm" svg:x="14.2cm" svg:y="8.7cm">
          <draw:text-box>
            <text:p text:style-name="P13"><text:span text:style-name="T5">头插法</text:span></text:p>
          </draw:text-box>
        </draw:frame>
        <draw:custom-shape draw:style-name="gr4" draw:text-style-name="P3" draw:layer="layout" svg:width="2.1cm" svg:height="1.1cm" svg:x="8.2cm" svg:y="11.1cm">
          <text:p text:style-name="P1">*h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3cm" svg:y1="11.7cm" svg:x2="11.8cm" svg:y2="11.7cm">
          <text:p/>
        </draw:line>
        <draw:custom-shape draw:style-name="gr1" draw:text-style-name="P2" draw:layer="layout" svg:width="1.2cm" svg:height="1.1cm" svg:x="15.7cm" svg:y="13.3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14.1cm" svg:y="13.3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0.8cm" svg:height="0.962cm" svg:x="14.7cm" svg:y="11.238cm">
          <draw:text-box>
            <text:p text:style-name="P9"><text:span text:style-name="T4">X</text:span></text:p>
          </draw:text-box>
        </draw:frame>
        <draw:line draw:style-name="gr3" draw:text-style-name="P4" draw:layer="layout" svg:x1="13.7cm" svg:y1="12.2cm" svg:x2="14.6cm" svg:y2="13.3cm">
          <text:p/>
        </draw:line>
        <draw:line draw:style-name="gr3" draw:text-style-name="P4" draw:layer="layout" svg:x1="16.4cm" svg:y1="13.3cm" svg:x2="17.5cm" svg:y2="12.2cm">
          <text:p/>
        </draw:line>
        <draw:custom-shape draw:style-name="gr1" draw:text-style-name="P2" draw:layer="layout" svg:width="1.2cm" svg:height="1.1cm" svg:x="13.4cm" svg:y="11.1cm">
          <text:p text:style-name="P1"><text:span text:style-name="T1">*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1cm" svg:x="11.8cm" svg:y="11.1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4.6cm" svg:y1="11.7cm" svg:x2="16.1cm" svg:y2="11.7cm">
          <text:p/>
        </draw:line>
        <draw:custom-shape draw:style-name="gr4" draw:text-style-name="P3" draw:layer="layout" svg:width="2.1cm" svg:height="1.1cm" svg:x="16cm" svg:y="11.1cm">
          <text:p text:style-name="P1">N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0.5cm" svg:height="3.8cm" svg:x="8cm" svg:y="10.9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cm" svg:height="1.2cm" svg:x="9.8cm" svg:y="13cm">
          <draw:text-box>
            <text:p text:style-name="P13"><text:span text:style-name="T5">尾插法</text:span></text:p>
          </draw:text-box>
        </draw:frame>
        <draw:custom-shape draw:style-name="gr9" draw:text-style-name="P16" draw:layer="layout" svg:width="3.7cm" svg:height="1.1cm" svg:x="2.6cm" svg:y="17.8cm">
          <text:p text:style-name="P15"><text:span text:style-name="T6">temp !=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0.502cm" svg:height="1.17cm" svg:x="5.9cm" svg:y="18.9cm">
          <draw:text-box>
            <text:p/>
          </draw:text-box>
        </draw:frame>
        <draw:custom-shape draw:style-name="gr11" draw:text-style-name="P18" draw:layer="layout" svg:width="2.7cm" svg:height="0.9cm" svg:x="3.1cm" svg:y="16cm">
          <text:p text:style-name="P17"><text:span text:style-name="T6">temp =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xml:id="id1" draw:id="id1" draw:layer="layout" svg:width="3.9cm" svg:height="0.9cm" svg:x="2.5cm" svg:y="21.6cm">
          <text:p text:style-name="P17"><text:span text:style-name="T6">temp = temp-&gt;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3.9cm" svg:height="0.9cm" svg:x="2.5cm" svg:y="19.8cm">
          <text:p text:style-name="P17"><text:span text:style-name="T6">打印链表内容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4cm" svg:y1="18.9cm" svg:x2="4.4cm" svg:y2="19.9cm">
          <text:p/>
        </draw:line>
        <draw:line draw:style-name="gr3" draw:text-style-name="P4" draw:layer="layout" svg:x1="4.4cm" svg:y1="20.68cm" svg:x2="4.4cm" svg:y2="21.68cm">
          <text:p/>
        </draw:line>
        <draw:line draw:style-name="gr3" draw:text-style-name="P4" xml:id="id2" draw:id="id2" draw:layer="layout" svg:x1="4.4cm" svg:y1="16.88cm" svg:x2="4.4cm" svg:y2="17.88cm">
          <text:p/>
        </draw:line>
        <draw:frame draw:style-name="gr13" draw:text-style-name="P19" draw:layer="layout" svg:width="0.786cm" svg:height="0.725cm" svg:x="4.3cm" svg:y="18.9cm">
          <draw:text-box>
            <text:p><text:span text:style-name="T7">Y</text:span></text:p>
          </draw:text-box>
        </draw:frame>
        <draw:connector draw:style-name="gr3" draw:text-style-name="P4" draw:layer="layout" svg:x1="4.45cm" svg:y1="22.5cm" svg:x2="4.4cm" svg:y2="17.38cm" draw:start-shape="id1" draw:start-glue-point="2" draw:end-shape="id2" draw:end-glue-point="1" svg:d="M4450 22500v541h-2491v-5661h2441" svg:viewBox="0 0 2492 5662">
          <text:p/>
        </draw:connector>
        <draw:frame draw:style-name="gr13" draw:text-style-name="P19" draw:layer="layout" svg:width="0.807cm" svg:height="0.725cm" svg:x="6.3cm" svg:y="17.501cm">
          <draw:text-box>
            <text:p><text:span text:style-name="T7">N</text:span></text:p>
          </draw:text-box>
        </draw:frame>
        <draw:custom-shape draw:style-name="gr14" draw:text-style-name="P20" draw:layer="layout" svg:width="2.4cm" svg:height="0.8cm" svg:x="7.4cm" svg:y="17.9cm">
          <text:p text:style-name="P15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cm" svg:y1="18.3cm" svg:x2="7.4cm" svg:y2="18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3:51:56.343378239</meta:creation-date>
    <dc:date>2021-03-23T14:54:09.813667271</dc:date>
    <meta:editing-duration>PT1H18M46S</meta:editing-duration>
    <meta:editing-cycles>3</meta:editing-cycles>
    <meta:generator>LibreOffice/6.4.6.2$Linux_X86_64 LibreOffice_project/40$Build-2</meta:generator>
    <meta:document-statistic meta:object-count="62"/>
  </office:meta>
</office:document-meta>
</file>